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egoe UI Emoji" svg:font-family="'Segoe UI Emoji'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535in" table:align="margins" style:writing-mode="lr-tb"/>
    </style:style>
    <style:style style:name="Table1.A" style:family="table-column">
      <style:table-column-properties style:column-width="3.3764in" style:rel-column-width="32767*"/>
    </style:style>
    <style:style style:name="Table1.B" style:family="table-column">
      <style:table-column-properties style:column-width="3.3771in" style:rel-column-width="32768*"/>
    </style:style>
    <style:style style:name="Table1.A1" style:family="table-cell">
      <style:table-cell-properties fo:padding="0in" fo:border="none"/>
    </style:style>
    <style:style style:name="Table4" style:family="table">
      <style:table-properties style:width="6.7535in" table:align="margins" style:writing-mode="lr-tb"/>
    </style:style>
    <style:style style:name="Table4.A" style:family="table-column">
      <style:table-column-properties style:column-width="3.3764in" style:rel-column-width="32767*"/>
    </style:style>
    <style:style style:name="Table4.B" style:family="table-column">
      <style:table-column-properties style:column-width="3.3771in" style:rel-column-width="32768*"/>
    </style:style>
    <style:style style:name="Table5" style:family="table">
      <style:table-properties style:width="6.7535in" table:align="margins" style:writing-mode="lr-tb"/>
    </style:style>
    <style:style style:name="Table5.A" style:family="table-column">
      <style:table-column-properties style:column-width="3.3764in" style:rel-column-width="32767*"/>
    </style:style>
    <style:style style:name="Table5.B" style:family="table-column">
      <style:table-column-properties style:column-width="3.3771in" style:rel-column-width="32768*"/>
    </style:style>
    <style:style style:name="Table6" style:family="table">
      <style:table-properties style:width="6.7535in" table:align="margins" style:writing-mode="lr-tb"/>
    </style:style>
    <style:style style:name="Table6.A" style:family="table-column">
      <style:table-column-properties style:column-width="3.3764in" style:rel-column-width="32767*"/>
    </style:style>
    <style:style style:name="Table6.B" style:family="table-column">
      <style:table-column-properties style:column-width="3.3771in" style:rel-column-width="32768*"/>
    </style:style>
    <style:style style:name="Table8" style:family="table">
      <style:table-properties style:width="6.9271in" fo:margin-left="0in" table:align="left" style:writing-mode="lr-tb"/>
    </style:style>
    <style:style style:name="Table8.A" style:family="table-column">
      <style:table-column-properties style:column-width="4.566in"/>
    </style:style>
    <style:style style:name="Table8.B" style:family="table-column">
      <style:table-column-properties style:column-width="2.3611in"/>
    </style:style>
    <style:style style:name="Table7" style:family="table">
      <style:table-properties style:width="6.9271in" fo:margin-left="0in" table:align="left" style:writing-mode="lr-tb"/>
    </style:style>
    <style:style style:name="Table7.A" style:family="table-column">
      <style:table-column-properties style:column-width="3.941in"/>
    </style:style>
    <style:style style:name="Table7.B" style:family="table-column">
      <style:table-column-properties style:column-width="2.9861in"/>
    </style:style>
    <style:style style:name="Table9" style:family="table">
      <style:table-properties style:width="6.7535in" table:align="margins" style:writing-mode="lr-tb"/>
    </style:style>
    <style:style style:name="Table9.A" style:family="table-column">
      <style:table-column-properties style:column-width="3.3764in" style:rel-column-width="32767*"/>
    </style:style>
    <style:style style:name="Table9.B" style:family="table-column">
      <style:table-column-properties style:column-width="3.3771in" style:rel-column-width="32768*"/>
    </style:style>
    <style:style style:name="Table10" style:family="table">
      <style:table-properties style:width="6.7535in" table:align="margins" style:writing-mode="lr-tb"/>
    </style:style>
    <style:style style:name="Table10.A" style:family="table-column">
      <style:table-column-properties style:column-width="3.3764in" style:rel-column-width="32767*"/>
    </style:style>
    <style:style style:name="Table10.B" style:family="table-column">
      <style:table-column-properties style:column-width="3.3771in" style:rel-column-width="32768*"/>
    </style:style>
    <style:style style:name="Table3" style:family="table">
      <style:table-properties style:width="6.7535in" table:align="margins" style:writing-mode="lr-tb"/>
    </style:style>
    <style:style style:name="Table3.A" style:family="table-column">
      <style:table-column-properties style:column-width="3.3764in" style:rel-column-width="32767*"/>
    </style:style>
    <style:style style:name="Table3.B" style:family="table-column">
      <style:table-column-properties style:column-width="3.3771in" style:rel-column-width="32768*"/>
    </style:style>
    <style:style style:name="Table11" style:family="table">
      <style:table-properties style:width="6.7535in" table:align="margins" style:writing-mode="lr-tb"/>
    </style:style>
    <style:style style:name="Table11.A" style:family="table-column">
      <style:table-column-properties style:column-width="3.3764in" style:rel-column-width="32767*"/>
    </style:style>
    <style:style style:name="Table11.B" style:family="table-column">
      <style:table-column-properties style:column-width="3.3771in" style:rel-column-width="32768*"/>
    </style:style>
    <style:style style:name="P1" style:family="paragraph" style:parent-style-name="Standard">
      <style:paragraph-properties fo:line-height="95%"/>
    </style:style>
    <style:style style:name="P2" style:family="paragraph" style:parent-style-name="Standard">
      <style:paragraph-properties fo:line-height="95%"/>
      <style:text-properties officeooo:paragraph-rsid="001e380f"/>
    </style:style>
    <style:style style:name="P3" style:family="paragraph" style:parent-style-name="Standard">
      <style:paragraph-properties fo:line-height="95%" fo:text-align="start" style:justify-single-word="false"/>
      <style:text-properties officeooo:paragraph-rsid="0048f0d2"/>
    </style:style>
    <style:style style:name="P4" style:family="paragraph" style:parent-style-name="Standard">
      <style:paragraph-properties fo:line-height="95%" fo:text-align="start" style:justify-single-word="false"/>
      <style:text-properties style:text-underline-style="none" fo:font-weight="normal" officeooo:rsid="002f314c" officeooo:paragraph-rsid="002f314c" style:font-weight-asian="normal" style:font-weight-complex="normal"/>
    </style:style>
    <style:style style:name="P5" style:family="paragraph" style:parent-style-name="Standard">
      <style:paragraph-properties fo:line-height="95%" fo:text-align="start" style:justify-single-word="false"/>
      <style:text-properties style:text-underline-style="none" fo:font-weight="normal" officeooo:rsid="003208e6" officeooo:paragraph-rsid="003208e6" style:font-weight-asian="normal" style:font-weight-complex="normal"/>
    </style:style>
    <style:style style:name="P6" style:family="paragraph" style:parent-style-name="Standard">
      <style:paragraph-properties fo:line-height="95%" fo:text-align="start" style:justify-single-word="false"/>
      <style:text-properties style:text-underline-style="none" fo:font-weight="normal" officeooo:rsid="003c8dd8" officeooo:paragraph-rsid="003b91b3" style:font-weight-asian="normal" style:font-weight-complex="normal"/>
    </style:style>
    <style:style style:name="P7" style:family="paragraph" style:parent-style-name="Standard">
      <style:paragraph-properties fo:line-height="95%" fo:text-align="start" style:justify-single-word="false"/>
      <style:text-properties style:text-underline-style="none" fo:font-weight="normal" officeooo:rsid="0044ea6a" officeooo:paragraph-rsid="0044ea6a" style:font-weight-asian="normal" style:font-weight-complex="normal"/>
    </style:style>
    <style:style style:name="P8" style:family="paragraph" style:parent-style-name="Standard">
      <style:paragraph-properties fo:line-height="95%" fo:text-align="center" style:justify-single-word="false"/>
      <style:text-properties style:text-underline-style="none"/>
    </style:style>
    <style:style style:name="P9" style:family="paragraph" style:parent-style-name="Standard">
      <style:paragraph-properties fo:line-height="95%" fo:text-align="start" style:justify-single-word="false"/>
      <style:text-properties style:text-underline-style="none" fo:font-weight="bold" officeooo:paragraph-rsid="003b91b3" style:font-weight-asian="bold" style:font-weight-complex="bold"/>
    </style:style>
    <style:style style:name="P10" style:family="paragraph" style:parent-style-name="Standard">
      <style:paragraph-properties fo:line-height="95%" fo:text-align="center" style:justify-single-word="false"/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line-height="95%" fo:text-align="center" style:justify-single-word="false"/>
      <style:text-properties style:text-underline-style="none" fo:font-weight="bold" officeooo:rsid="002b95d7" officeooo:paragraph-rsid="002b95d7" style:font-weight-asian="bold" style:font-weight-complex="bold"/>
    </style:style>
    <style:style style:name="P12" style:family="paragraph" style:parent-style-name="Standard">
      <style:paragraph-properties fo:line-height="95%" fo:text-align="start" style:justify-single-word="false"/>
      <style:text-properties style:text-underline-style="none" fo:font-weight="bold" officeooo:rsid="002b95d7" officeooo:paragraph-rsid="002b95d7" style:font-weight-asian="bold" style:font-weight-complex="bold"/>
    </style:style>
    <style:style style:name="P13" style:family="paragraph" style:parent-style-name="Standard">
      <style:paragraph-properties fo:line-height="95%" fo:text-align="start" style:justify-single-word="false"/>
      <style:text-properties style:text-underline-style="none" fo:font-weight="bold" officeooo:rsid="002b95d7" officeooo:paragraph-rsid="002f314c" style:font-weight-asian="bold" style:font-weight-complex="bold"/>
    </style:style>
    <style:style style:name="P14" style:family="paragraph" style:parent-style-name="Standard">
      <style:paragraph-properties fo:line-height="95%" fo:text-align="start" style:justify-single-word="false"/>
      <style:text-properties style:text-underline-style="none" fo:font-weight="bold" officeooo:rsid="002e2a41" officeooo:paragraph-rsid="003b91b3" style:font-weight-asian="bold" style:font-weight-complex="bold"/>
    </style:style>
    <style:style style:name="P15" style:family="paragraph" style:parent-style-name="Standard">
      <style:paragraph-properties fo:line-height="95%" fo:text-align="center" style:justify-single-word="false"/>
      <style:text-properties style:text-underline-style="none" fo:font-weight="bold" officeooo:rsid="00413874" officeooo:paragraph-rsid="00413874" style:font-weight-asian="bold" style:font-weight-complex="bold"/>
    </style:style>
    <style:style style:name="P16" style:family="paragraph" style:parent-style-name="Standard">
      <style:paragraph-properties fo:line-height="95%" fo:text-align="start" style:justify-single-word="false"/>
      <style:text-properties style:text-underline-style="none" fo:font-weight="bold" officeooo:rsid="00413874" officeooo:paragraph-rsid="00413874" style:font-weight-asian="bold" style:font-weight-complex="bold"/>
    </style:style>
    <style:style style:name="P17" style:family="paragraph" style:parent-style-name="Standard">
      <style:paragraph-properties fo:line-height="95%"/>
      <style:text-properties style:font-weight-complex="bold"/>
    </style:style>
    <style:style style:name="P18" style:family="paragraph" style:parent-style-name="Standard">
      <style:paragraph-properties fo:line-height="95%"/>
      <style:text-properties officeooo:rsid="00169270" officeooo:paragraph-rsid="00169270"/>
    </style:style>
    <style:style style:name="P19" style:family="paragraph" style:parent-style-name="Standard">
      <style:paragraph-properties fo:line-height="95%"/>
      <style:text-properties fo:color="#000000" style:font-name="Times New Roman" fo:font-size="10pt" style:font-name-asian="Segoe UI Emoji" style:font-size-asian="10pt" style:font-name-complex="Segoe UI Emoji" style:font-size-complex="10pt" style:font-weight-complex="bold"/>
    </style:style>
    <style:style style:name="P20" style:family="paragraph" style:parent-style-name="Standard">
      <style:paragraph-properties fo:line-height="95%"/>
      <style:text-properties style:text-underline-style="solid" style:text-underline-width="auto" style:text-underline-color="font-color" fo:font-weight="normal" officeooo:rsid="00201e44" officeooo:paragraph-rsid="00201e44" style:font-weight-asian="normal" style:font-weight-complex="normal"/>
    </style:style>
    <style:style style:name="P21" style:family="paragraph" style:parent-style-name="Standard">
      <style:paragraph-properties fo:line-height="95%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95%"/>
      <style:text-properties fo:font-weight="bold" officeooo:rsid="00201e44" officeooo:paragraph-rsid="00201e44" style:font-weight-asian="bold" style:font-weight-complex="bold"/>
    </style:style>
    <style:style style:name="P23" style:family="paragraph" style:parent-style-name="Standard">
      <style:paragraph-properties fo:line-height="95%"/>
      <style:text-properties fo:font-weight="bold" officeooo:rsid="0023884b" officeooo:paragraph-rsid="0023884b" style:font-weight-asian="bold" style:font-weight-complex="bold"/>
    </style:style>
    <style:style style:name="P24" style:family="paragraph" style:parent-style-name="Standard">
      <style:paragraph-properties fo:line-height="95%"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95%"/>
      <style:text-properties officeooo:rsid="000d7cc7" officeooo:paragraph-rsid="000d7cc7"/>
    </style:style>
    <style:style style:name="P26" style:family="paragraph" style:parent-style-name="Standard">
      <style:paragraph-properties fo:line-height="95%"/>
      <style:text-properties officeooo:rsid="000d7cc7" officeooo:paragraph-rsid="001e380f"/>
    </style:style>
    <style:style style:name="P27" style:family="paragraph" style:parent-style-name="Standard">
      <style:paragraph-properties fo:line-height="95%"/>
      <style:text-properties officeooo:rsid="00277d54" officeooo:paragraph-rsid="0029b856"/>
    </style:style>
    <style:style style:name="P28" style:family="paragraph" style:parent-style-name="Table_20_Contents">
      <style:text-properties fo:font-weight="bold" officeooo:rsid="0023d497" officeooo:paragraph-rsid="0023d497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39c59a" officeooo:paragraph-rsid="0039c59a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413874" officeooo:paragraph-rsid="00413874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436b60" officeooo:paragraph-rsid="00436b60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48f0d2" officeooo:paragraph-rsid="004d2a07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officeooo:rsid="00201e44" officeooo:paragraph-rsid="00201e44"/>
    </style:style>
    <style:style style:name="P34" style:family="paragraph" style:parent-style-name="Table_20_Contents">
      <style:paragraph-properties fo:text-align="end" style:justify-single-word="false"/>
      <style:text-properties officeooo:rsid="0023884b" officeooo:paragraph-rsid="0023884b"/>
    </style:style>
    <style:style style:name="P35" style:family="paragraph" style:parent-style-name="Table_20_Contents">
      <style:paragraph-properties fo:text-align="end" style:justify-single-word="false"/>
      <style:text-properties officeooo:rsid="0023d497" officeooo:paragraph-rsid="0023d497"/>
    </style:style>
    <style:style style:name="P36" style:family="paragraph" style:parent-style-name="Table_20_Contents">
      <style:paragraph-properties fo:text-align="end" style:justify-single-word="false"/>
      <style:text-properties officeooo:rsid="002b95d7" officeooo:paragraph-rsid="002b95d7"/>
    </style:style>
    <style:style style:name="P37" style:family="paragraph" style:parent-style-name="Table_20_Contents">
      <style:paragraph-properties fo:text-align="end" style:justify-single-word="false"/>
      <style:text-properties officeooo:rsid="002f314c" officeooo:paragraph-rsid="002f314c"/>
    </style:style>
    <style:style style:name="P38" style:family="paragraph" style:parent-style-name="Table_20_Contents">
      <style:text-properties style:text-underline-style="solid" style:text-underline-width="auto" style:text-underline-color="font-color" fo:font-weight="normal" officeooo:rsid="0023884b" officeooo:paragraph-rsid="0023884b" style:font-weight-asian="normal" style:font-weight-complex="normal"/>
    </style:style>
    <style:style style:name="P39" style:family="paragraph" style:parent-style-name="Table_20_Contents">
      <style:text-properties fo:font-style="normal" style:text-underline-style="solid" style:text-underline-width="auto" style:text-underline-color="font-color" fo:font-weight="normal" officeooo:rsid="0023d497" officeooo:paragraph-rsid="0023d497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officeooo:rsid="003b91b3" officeooo:paragraph-rsid="003b91b3"/>
    </style:style>
    <style:style style:name="P41" style:family="paragraph" style:parent-style-name="Table_20_Contents">
      <style:paragraph-properties fo:text-align="end" style:justify-single-word="false"/>
      <style:text-properties officeooo:rsid="00413874" officeooo:paragraph-rsid="00413874"/>
    </style:style>
    <style:style style:name="P42" style:family="paragraph" style:parent-style-name="Table_20_Contents">
      <style:paragraph-properties fo:text-align="end" style:justify-single-word="false"/>
      <style:text-properties officeooo:rsid="00436b60" officeooo:paragraph-rsid="00436b60"/>
    </style:style>
    <style:style style:name="P43" style:family="paragraph" style:parent-style-name="Table_20_Contents">
      <style:paragraph-properties fo:text-align="end" style:justify-single-word="false"/>
      <style:text-properties officeooo:rsid="0048f0d2" officeooo:paragraph-rsid="0048f0d2"/>
    </style:style>
    <style:style style:name="P44" style:family="paragraph" style:parent-style-name="Table_20_Contents">
      <style:text-properties officeooo:rsid="004e909a" officeooo:paragraph-rsid="004e909a"/>
    </style:style>
    <style:style style:name="P45" style:family="paragraph" style:parent-style-name="Table_20_Contents">
      <style:paragraph-properties fo:text-align="end" style:justify-single-word="false"/>
      <style:text-properties officeooo:rsid="004e909a" officeooo:paragraph-rsid="004e909a"/>
    </style:style>
    <style:style style:name="P46" style:family="paragraph" style:parent-style-name="Table_20_Contents">
      <style:paragraph-properties fo:text-align="end" style:justify-single-word="false"/>
      <style:text-properties officeooo:rsid="0051e127" officeooo:paragraph-rsid="0051e127"/>
    </style:style>
    <style:style style:name="P47" style:family="paragraph" style:parent-style-name="Standard">
      <style:paragraph-properties fo:margin-left="0in" fo:margin-right="0in" fo:line-height="95%" fo:text-indent="0in" style:auto-text-indent="false"/>
      <style:text-properties officeooo:rsid="001caf1a" officeooo:paragraph-rsid="001caf1a"/>
    </style:style>
    <style:style style:name="P48" style:family="paragraph" style:parent-style-name="Standard">
      <loext:graphic-properties draw:fill="none"/>
      <style:paragraph-properties fo:margin-left="0in" fo:margin-right="-0.1252in" fo:line-height="95%" fo:orphans="0" fo:widows="0" fo:hyphenation-ladder-count="no-limit" fo:text-indent="0in" style:auto-text-indent="false" fo:background-color="transparent" style:writing-mode="lr-tb"/>
      <style:text-properties fo:font-weight="normal" officeooo:paragraph-rsid="004e909a" style:font-weight-asian="normal" style:font-weight-complex="normal" fo:hyphenate="false" fo:hyphenation-remain-char-count="2" fo:hyphenation-push-char-count="2"/>
    </style:style>
    <style:style style:name="P49" style:family="paragraph" style:parent-style-name="Standard" style:master-page-name="Standard">
      <style:paragraph-properties fo:line-height="95%" fo:text-align="center" style:justify-single-word="false" style:page-number="auto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2f314c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4bdf3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4d2a07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caf1a"/>
    </style:style>
    <style:style style:name="T7" style:family="text">
      <style:text-properties style:text-underline-style="none" fo:font-weight="normal" officeooo:rsid="0048f0d2" style:font-weight-asian="normal" style:font-weight-complex="normal"/>
    </style:style>
    <style:style style:name="T8" style:family="text">
      <style:text-properties style:text-underline-style="none" fo:font-weight="normal" officeooo:rsid="004a9da7" style:font-weight-asian="normal" style:font-weight-complex="normal"/>
    </style:style>
    <style:style style:name="T9" style:family="text">
      <style:text-properties officeooo:rsid="000cc08d"/>
    </style:style>
    <style:style style:name="T10" style:family="text">
      <style:text-properties style:font-weight-complex="bold"/>
    </style:style>
    <style:style style:name="T11" style:family="text">
      <style:text-properties officeooo:rsid="001041eb" style:font-weight-complex="bold"/>
    </style:style>
    <style:style style:name="T12" style:family="text">
      <style:text-properties officeooo:rsid="00175713" style:font-weight-complex="bold"/>
    </style:style>
    <style:style style:name="T13" style:family="text">
      <style:text-properties officeooo:rsid="0021d38a" style:font-weight-complex="bold"/>
    </style:style>
    <style:style style:name="T14" style:family="text">
      <style:text-properties officeooo:rsid="00228e6c" style:font-weight-complex="bold"/>
    </style:style>
    <style:style style:name="T15" style:family="text">
      <style:text-properties officeooo:rsid="0051fcb0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622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f314c" style:font-weight-asian="normal" style:font-weight-complex="normal"/>
    </style:style>
    <style:style style:name="T20" style:family="text">
      <style:text-properties fo:font-weight="normal" officeooo:rsid="003208e6" style:font-weight-asian="normal" style:font-weight-complex="normal"/>
    </style:style>
    <style:style style:name="T21" style:family="text">
      <style:text-properties fo:font-weight="normal" officeooo:rsid="0039c59a" style:font-weight-asian="normal" style:font-weight-complex="normal"/>
    </style:style>
    <style:style style:name="T22" style:family="text">
      <style:text-properties fo:font-weight="normal" officeooo:rsid="003b91b3" style:font-weight-asian="normal" style:font-weight-complex="normal"/>
    </style:style>
    <style:style style:name="T23" style:family="text">
      <style:text-properties fo:font-weight="normal" officeooo:rsid="003bf42a" style:font-weight-asian="normal" style:font-weight-complex="normal"/>
    </style:style>
    <style:style style:name="T24" style:family="text">
      <style:text-properties fo:font-weight="normal" officeooo:rsid="003c8dd8" style:font-weight-asian="normal" style:font-weight-complex="normal"/>
    </style:style>
    <style:style style:name="T25" style:family="text">
      <style:text-properties fo:font-weight="normal" officeooo:rsid="0040ca08" style:font-weight-asian="normal" style:font-weight-complex="normal"/>
    </style:style>
    <style:style style:name="T26" style:family="text">
      <style:text-properties fo:font-weight="normal" officeooo:rsid="004678f7" style:font-weight-asian="normal" style:font-weight-complex="normal"/>
    </style:style>
    <style:style style:name="T27" style:family="text">
      <style:text-properties fo:font-weight="normal" officeooo:rsid="0047350a" style:font-weight-asian="normal" style:font-weight-complex="normal"/>
    </style:style>
    <style:style style:name="T28" style:family="text">
      <style:text-properties fo:font-weight="normal" officeooo:rsid="00477574" style:font-weight-asian="normal" style:font-weight-complex="normal"/>
    </style:style>
    <style:style style:name="T29" style:family="text">
      <style:text-properties fo:font-weight="normal" officeooo:rsid="00413874" style:font-weight-asian="normal" style:font-weight-complex="normal"/>
    </style:style>
    <style:style style:name="T30" style:family="text">
      <style:text-properties officeooo:rsid="0023884b"/>
    </style:style>
    <style:style style:name="T31" style:family="text">
      <style:text-properties fo:color="#000000" style:font-name="Times New Roman" fo:font-size="10pt" style:font-name-asian="Segoe UI Emoji" style:font-size-asian="10pt" style:font-name-complex="Segoe UI Emoji" style:font-size-complex="10pt" style:font-weight-complex="bold"/>
    </style:style>
    <style:style style:name="T32" style:family="text">
      <style:text-properties fo:color="#000000" style:font-name="Times New Roman" fo:font-size="10pt" officeooo:rsid="000cc08d" style:font-name-asian="Segoe UI Emoji" style:font-size-asian="10pt" style:font-name-complex="Segoe UI Emoji" style:font-size-complex="10pt" style:font-weight-complex="bold"/>
    </style:style>
    <style:style style:name="T33" style:family="text">
      <style:text-properties officeooo:rsid="00312505"/>
    </style:style>
    <style:style style:name="T34" style:family="text">
      <style:text-properties officeooo:rsid="0033b426"/>
    </style:style>
    <style:style style:name="T35" style:family="text">
      <style:text-properties officeooo:rsid="00350481"/>
    </style:style>
    <style:style style:name="T36" style:family="text">
      <style:text-properties officeooo:rsid="0035e718"/>
    </style:style>
    <style:style style:name="T37" style:family="text">
      <style:text-properties officeooo:rsid="00374430"/>
    </style:style>
    <style:style style:name="T38" style:family="text">
      <style:text-properties officeooo:rsid="004a9da7"/>
    </style:style>
    <style:style style:name="T39" style:family="text">
      <style:text-properties officeooo:rsid="004138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Alexander Bonnett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4271 E. Market St.</text:p>
          </table:table-cell>
          <table:table-cell table:style-name="Table1.A1" office:value-type="string">
            <text:p text:style-name="P45">ambonnette@student.ysu.edu</text:p>
          </table:table-cell>
        </table:table-row>
        <table:table-row>
          <table:table-cell table:style-name="Table1.A1" office:value-type="string">
            <text:p text:style-name="P44">Warren, OH 44484</text:p>
          </table:table-cell>
          <table:table-cell table:style-name="Table1.A1" office:value-type="string">
            <text:p text:style-name="P45">330-367-9790</text:p>
          </table:table-cell>
        </table:table-row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6"><text:span text:style-name="T18">GitHub:</text:span> https://github.com/AlexBonnette</text:p>
          </table:table-cell>
        </table:table-row>
      </table:table>
      <text:p text:style-name="P48"/>
      <text:p text:style-name="P24">Education</text:p>
      <text:p text:style-name="P21"><text:span text:style-name="T5">Y</text:span><text:span text:style-name="T6">OUNGSTOWN STATE UNIVERSITY</text:span></text:p>
      <text:p text:style-name="P47">Bachelor of Engineering (Electrical <text:span text:style-name="T38">and Computer Engineering</text:span>)</text:p>
      <text:p text:style-name="P27">Coursework in Electrical Theory, Computer Science, Circuit Design, Physics (General Physics 1, Statics and Dynamics, Electromagnetic Energy Conversion), Engineering Method</text:p>
      <text:p text:style-name="P25">Class Standing: Senior</text:p>
      <text:p text:style-name="P2">Dean's List – Fall 2014-Present</text:p>
      <text:p text:style-name="P26">President's List – Fall 2015</text:p>
      <text:p text:style-name="P1"/>
      <text:p text:style-name="P8"><text:span text:style-name="T17">Relevant </text:span><text:span text:style-name="T16">Work Experience</text:span>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22">V<text:span text:style-name="T35">ista</text:span> AST, LLC.</text:p>
          </table:table-cell>
          <table:table-cell office:value-type="string">
            <text:p text:style-name="P33">Youngstown, OH</text:p>
          </table:table-cell>
        </table:table-row>
        <table:table-row>
          <table:table-cell office:value-type="string">
            <text:p text:style-name="P20">3D Printing Intern</text:p>
          </table:table-cell>
          <table:table-cell office:value-type="string">
            <text:p text:style-name="P33">February 2017 – Present</text:p>
          </table:table-cell>
        </table:table-row>
      </table:table>
      <text:p text:style-name="P18"><text:span text:style-name="T11">B</text:span><text:span text:style-name="T10">uild </text:span><text:span text:style-name="T14">and</text:span><text:span text:style-name="T12"> test </text:span><text:span text:style-name="T14">all new</text:span><text:span text:style-name="T10"> </text:span><text:span text:style-name="T12">Invent3D</text:span><text:span text:style-name="T10"> 3D</text:span><text:span text:style-name="T13">-</text:span><text:span text:style-name="T10">printers </text:span><text:span text:style-name="T14">(regardless of model).</text:span><text:span text:style-name="T12"> </text:span><text:span text:style-name="T14">Troubleshoot, repair, and upgrade all products when needed. Assist in operation and maintenance of all equipment in Vista AST’s </text:span><text:span text:style-name="T15">Maker Space</text:span><text:span text:style-name="T14">.</text:span></text:p>
      <text:p text:style-name="P17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3">FEIC F<text:span text:style-name="T36">inancial</text:span>, I<text:span text:style-name="T36">nc</text:span>.</text:p>
          </table:table-cell>
          <table:table-cell office:value-type="string">
            <text:p text:style-name="P34">Youngstown, OH</text:p>
          </table:table-cell>
        </table:table-row>
        <table:table-row>
          <table:table-cell office:value-type="string">
            <text:p text:style-name="P38">IT Analyst</text:p>
          </table:table-cell>
          <table:table-cell office:value-type="string">
            <text:p text:style-name="P34">May 2016 – February 2017</text:p>
          </table:table-cell>
        </table:table-row>
      </table:table>
      <text:p text:style-name="P17">Continually analyze<text:span text:style-name="T9">d</text:span> all technological systems in use, <text:span text:style-name="T30">and</text:span> compose<text:span text:style-name="T9">d</text:span> recommendations on upgrades or changes in order to maintain appropriate balance between cost minimization <text:span text:style-name="T30">and</text:span> software functionality for needs <text:span text:style-name="T9">at the time. </text:span>Addresse<text:span text:style-name="T9">d</text:span> all technological issues on a first-level support basis as necessary in order to minimize <text:span text:style-name="T30">and</text:span> eliminate impact on business functionality, <text:span text:style-name="T30">and</text:span> prevent future occurrences.</text:p>
      <text:p text:style-name="P19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28">B<text:span text:style-name="T36">usiness</text:span> E<text:span text:style-name="T36">quity</text:span> A<text:span text:style-name="T36">dvisors</text:span>, I<text:span text:style-name="T36">nc</text:span>.</text:p>
          </table:table-cell>
          <table:table-cell office:value-type="string">
            <text:p text:style-name="P35">Youngstown, OH</text:p>
          </table:table-cell>
        </table:table-row>
        <table:table-row>
          <table:table-cell office:value-type="string">
            <text:p text:style-name="P39">IT Analyst</text:p>
          </table:table-cell>
          <table:table-cell office:value-type="string">
            <text:p text:style-name="P35">September 2016 – February 2017</text:p>
          </table:table-cell>
        </table:table-row>
      </table:table>
      <text:p text:style-name="P1"><text:span text:style-name="T31">Perform</text:span><text:span text:style-name="T32">ed</text:span><text:span text:style-name="T31"> duties similar to those of FEIC Financial, Inc. IT Analyst</text:span></text:p>
      <text:p text:style-name="P1"/>
      <text:p text:style-name="P11">Leadership and Activities</text:p>
      <text:p text:style-name="P11"/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3">YSU I<text:span text:style-name="T37">nstitute</text:span> <text:span text:style-name="T34">of</text:span> E<text:span text:style-name="T37">lectrical</text:span> <text:span text:style-name="T34">and</text:span> <text:span text:style-name="T34">Electronics</text:span> E<text:span text:style-name="T37">ngineers</text:span>,<text:span text:style-name="T18"> </text:span><text:span text:style-name="T2">Junior Representative</text:span></text:p>
          </table:table-cell>
          <table:table-cell office:value-type="string">
            <text:p text:style-name="P37">January 2015 – May 2017</text:p>
          </table:table-cell>
        </table:table-row>
      </table:table>
      <text:p text:style-name="P4">Participated in meetings, <text:span text:style-name="T33">events, and fundraisers</text:span>, and kept <text:span text:style-name="T33">up-to-date on all happenings within the organization. </text:span>Ensured Junior class of Electrical Engineers were notified of all meetings time, events, and fundraisers.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12">YSU Institute of Electrical and Electronics Engineers,<text:span text:style-name="T18"> </text:span><text:span text:style-name="T1">President</text:span></text:p>
          </table:table-cell>
          <table:table-cell office:value-type="string">
            <text:p text:style-name="P36">Fall 2017 – Present</text:p>
          </table:table-cell>
        </table:table-row>
      </table:table>
      <text:p text:style-name="P14"><text:span text:style-name="T18">Collaborate with </text:span><text:span text:style-name="T19">fellow officers </text:span><text:span text:style-name="T22">as well as other campus organizations</text:span><text:span text:style-name="T19"> to organize </text:span><text:span text:style-name="T20">meetings, </text:span><text:span text:style-name="T23">events,</text:span><text:span text:style-name="T20"> and fundraisers for the organization. </text:span><text:span text:style-name="T21">Organize</text:span><text:span text:style-name="T20"> events </text:span><text:span text:style-name="T21">(with officers’ help)</text:span><text:span text:style-name="T20"> that further members’ knowledge of technology, as well as promotes professionalism among the members. </text:span></text:p>
      <text:p text:style-name="P5"/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29">Penguin Hackers, <text:span text:style-name="T1">Active Member</text:span></text:p>
          </table:table-cell>
          <table:table-cell office:value-type="string">
            <text:p text:style-name="P40">April 2017 – Present</text:p>
          </table:table-cell>
        </table:table-row>
      </table:table>
      <text:p text:style-name="P9"><text:span text:style-name="T22">Participate in meetings. </text:span><text:span text:style-name="T24">A</text:span><text:span text:style-name="T22">ctively participate in the organization via the Slack group. </text:span><text:span text:style-name="T24">Assist in organization of HackYSU event. Collaborate with fellow members to </text:span><text:span text:style-name="T25">participate</text:span><text:span text:style-name="T24"> </text:span><text:span text:style-name="T25">in</text:span><text:span text:style-name="T24"> other “Hackathons” </text:span><text:span text:style-name="T25">across the state.</text:span></text:p>
      <text:p text:style-name="P6"/>
      <text:p text:style-name="P15">Projects</text:p>
      <text:p text:style-name="P6"/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31">3D Printer,<text:span text:style-name="T18"> </text:span><text:span text:style-name="T3">Personal Project</text:span></text:p>
          </table:table-cell>
          <table:table-cell office:value-type="string">
            <text:p text:style-name="P42">May 2017 – Present</text:p>
          </table:table-cell>
        </table:table-row>
      </table:table>
      <text:p text:style-name="P7">Work with a mechanical engineer to design and build a functional 3D printer for personal use, based on a design put on YouTube by Mads Nielson. </text:p>
      <text:p text:style-name="P6"/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30">HackYSU 2017,<text:span text:style-name="T18"> </text:span><text:span text:style-name="T4">YSU-hosted Event</text:span></text:p>
          </table:table-cell>
          <table:table-cell office:value-type="string">
            <text:p text:style-name="P41">April 2017</text:p>
          </table:table-cell>
        </table:table-row>
      </table:table>
      <text:p text:style-name="P16"><text:span text:style-name="T24">W</text:span><text:span text:style-name="T18">orked with a team of four other students </text:span><text:span text:style-name="T26">over the course of two days to utilize an Arduino Mega, twelve RGB LEDs, </text:span><text:span text:style-name="T28">four</text:span><text:span text:style-name="T26"> push-buttons, </text:span><text:span text:style-name="T28">and</text:span><text:span text:style-name="T27"> C++</text:span><text:span text:style-name="T26"> to create a </text:span><text:span text:style-name="T27">maze that is navigated using the push-buttons. The LEDs served as a display, indicating what is immediately surrounding the user and executing different animations for winning and other events.</text:span></text:p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office:value-type="string">
            <text:p text:style-name="P32">Game Jam 2017<text:span text:style-name="T39">,</text:span><text:span text:style-name="T29"> </text:span><text:span text:style-name="T4">YSU-hosted Event</text:span></text:p>
          </table:table-cell>
          <table:table-cell office:value-type="string">
            <text:p text:style-name="P43">April 2017</text:p>
          </table:table-cell>
        </table:table-row>
      </table:table>
      <text:p text:style-name="P3"><text:span text:style-name="T7">Worked with a team of three other students to </text:span><text:span text:style-name="T8">create a game from scratch for the Oculus Rift using Unity and C#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egoe UI Emoji" svg:font-family="'Segoe UI Emoji'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 style:font-pitch-complex="variable"/>
    </style:style>
    <style:style style:name="List_20_Paragraph" style:display-name="List Paragraph" style:family="paragraph" style:parent-style-name="Standard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3z2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2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2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2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2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2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2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2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2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2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WW8Num5z2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2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2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2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2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959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onnette</meta:initial-creator>
    <meta:creation-date>2016-09-23T10:26:00</meta:creation-date>
    <dc:date>2017-08-17T22:01:28.818000000</dc:date>
    <meta:editing-cycles>71</meta:editing-cycles>
    <meta:editing-duration>PT6H5M45S</meta:editing-duration>
    <meta:generator>LibreOffice/5.3.3.2$Windows_x86 LibreOffice_project/3d9a8b4b4e538a85e0782bd6c2d430bafe583448</meta:generator>
    <meta:document-statistic meta:table-count="10" meta:image-count="0" meta:object-count="0" meta:page-count="1" meta:paragraph-count="49" meta:word-count="449" meta:character-count="3109" meta:non-whitespace-character-count="2698"/>
  </office:meta>
</office:document-meta>
</file>